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571b" officeooo:paragraph-rsid="000f571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orwort<text:line-break/><text:line-break/>Zunächst möchte ich mich bei meinem guten Freund Florian Kratzer bedanken, der mir immer mit guten Ratschlägen und einem offenem Ohr zur Seite Stand. Außerdem möchte ich mich bei Herrn Jens Müller, für seine Unterstützung bei dieser Bachelorarbeit bedanken.<text:line-break/><text:line-break/><text:line-break/>Einleitung<text:line-break/><text:line-break/>Motivation<text:line-break/>In meinem bisherigen Studium wurde aus persönlichem Eigeninteresse ein Schwerpunkt auf die Thematik Games gelegt. Es wurden verschiedene Projekte und Fächer, welche die Thematik des Game-Designs behandeln belegt. Die dabei erlernten Kenntnisse und Fähigkeiten werden sich dabei hoffentlich im späteren Berufsleben als wertvoll und nützlich beweisen. <text:line-break/><text:line-break/>Legitimation der Arbeit<text:line-break/><text:line-break/>Wie bereits erwähnt wurden im Laufe des Studiums, weitreichende Kenntnisse im Bereich der Videospiele, insbesondere im Bereich der theoretischen Planung und Konzeption von Videosielen erworben. Die Bachelorarbeit ist eine gute Möglichkeit, diese Kenntnisse zu erweitern und konkret in einer Arbeit zu realisieren. Die abgeschlossene dürfte insbesondere <text:s/>für Entwickler von Videospielen, bzw. Personen die Interesse an verschiedenen Aspekten des Game-Designs besitzen,nützlich sein und hoffentlich als Inspiration-Quelle für weitere Arbeiten in diese Richtung dienen.<text:line-break/><text:line-break/>Ziele der Arbeit<text:line-break/><text:line-break/>Ziele der Arbeit sind, Möglichkeiten der Immersion (griech. Abtauchen), in Anwendung auf Videospiele zu Untersuchen und zu definieren. Es wird das Konzept und der Prototyp eines Videospieles entwickelt, in dem die zuvor definierten Möglichkeiten zur Immersion zur Anwendung kommen.<text:line-break/>Bei der Entwicklung des Prototypen ist hervorzuheben, das in der Konzeption Schwerpunkte gesetzt werden, auf die sich die Realisierung des Prototypen primär konzentrieren soll. Es ist kein Ziel ein fertiges, abgeschlossenes Spiel zu realisieren, sondern eine sog. Demo, also einen Spielprototyp, der nur bestimmte Aspekte des gesamten Spieles behandeln soll.<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1T18:40:09.438000000</meta:creation-date>
    <dc:date>2018-01-21T18:40:55.941000000</dc:date>
    <meta:editing-duration>PT46S</meta:editing-duration>
    <meta:editing-cycles>1</meta:editing-cycles>
    <meta:document-statistic meta:table-count="0" meta:image-count="0" meta:object-count="0" meta:page-count="1" meta:paragraph-count="1" meta:word-count="255" meta:character-count="1897" meta:non-whitespace-character-count="1631"/>
    <meta:generator>LibreOffice/5.3.7.2$Windows_X86_64 LibreOffice_project/6b8ed514a9f8b44d37a1b96673cbbdd077e24059</meta:generator>
  </office:meta>
</office:document-meta>
</file>